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cm" fo:margin-right="0cm" fo:margin-top="0cm" fo:margin-bottom="0cm" style:contextual-spacing="false" style:line-height-at-least="0.635cm" fo:orphans="2" fo:widows="2" fo:text-indent="0cm" style:auto-text-indent="false" fo:padding="0cm" fo:border="none"/>
    </style:style>
    <style:style style:name="P2"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3"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Arial" fo:font-size="13pt" fo:letter-spacing="normal" fo:font-style="normal" fo:font-weight="normal" fo:background-color="transparent" style:font-size-asian="13pt" style:font-size-complex="13pt" loext:padding="0cm" loext:border="none"/>
    </style:style>
    <style:style style:name="P4"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Arial" fo:font-size="13pt" fo:letter-spacing="normal" fo:font-style="normal" fo:font-weight="normal" fo:background-color="transparent" style:font-size-asian="13pt" style:font-size-complex="13pt"/>
    </style:style>
    <style:style style:name="P5"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Arial" fo:font-size="13pt" fo:letter-spacing="normal" fo:font-style="normal" fo:font-weight="normal" fo:background-color="#ff8000" style:font-size-asian="13pt" style:font-size-complex="13pt"/>
    </style:style>
    <style:style style:name="P6"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Arial" fo:font-size="13pt" fo:letter-spacing="normal" fo:font-style="normal" fo:font-weight="normal" fo:background-color="#f1c232" style:font-size-asian="13pt" style:font-size-complex="13pt"/>
    </style:style>
    <style:style style:name="P7"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fo:font-size="13pt" fo:letter-spacing="normal" fo:background-color="transparent" style:font-size-asian="13pt" style:font-size-complex="13pt"/>
    </style:style>
    <style:style style:name="P8" style:family="paragraph" style:parent-style-name="Text_20_body">
      <style:text-properties fo:color="#000000" loext:opacity="100%" fo:font-size="13pt" fo:background-color="transparent" style:font-size-asian="13pt" style:font-size-complex="13p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text-properties fo:background-color="#ffff00"/>
    </style:style>
    <style:style style:name="P15" style:family="paragraph" style:parent-style-name="Standard" style:list-style-name="L7">
      <style:text-properties fo:background-color="#ffff00"/>
    </style:style>
    <style:style style:name="P16" style:family="paragraph" style:parent-style-name="Standard" style:list-style-name="L8"/>
    <style:style style:name="T1" style:family="text">
      <style:text-properties loext:padding="0cm" loext:border="none"/>
    </style:style>
    <style:style style:name="T2" style:family="text">
      <style:text-properties fo:font-variant="normal" fo:text-transform="none" fo:color="#000000" loext:opacity="100%" style:text-line-through-style="none" style:text-line-through-type="none" style:font-name="Arial" fo:font-size="13pt" fo:letter-spacing="normal" fo:font-style="normal" style:text-underline-style="none" fo:font-weight="normal" style:text-blinking="false" fo:background-color="transparent" loext:char-shading-value="0" style:font-size-asian="13pt" style:font-size-complex="13pt" loext:padding="0cm" loext:border="none"/>
    </style:style>
    <style:style style:name="T3" style:family="text">
      <style:text-properties fo:font-variant="normal" fo:text-transform="none" fo:color="#000000" loext:opacity="100%" style:font-name="Arial" fo:font-size="13pt" fo:letter-spacing="normal" fo:font-style="normal" style:text-underline-style="solid" style:text-underline-width="auto" style:text-underline-color="font-color" fo:font-weight="normal" fo:background-color="transparent" loext:char-shading-value="0" style:font-size-asian="13pt" style:font-size-complex="13pt" loext:padding="0cm" loext:border="none"/>
    </style:style>
    <style:style style:name="T4" style:family="text">
      <style:text-properties fo:font-variant="normal" fo:text-transform="none" fo:color="#000000" loext:opacity="100%" style:font-name="Arial" fo:font-size="13pt" fo:letter-spacing="normal" fo:font-style="normal" fo:font-weight="normal" fo:background-color="transparent" loext:char-shading-value="0" style:font-size-asian="13pt" style:font-size-complex="13pt" loext:padding="0cm" loext:border="none"/>
    </style:style>
    <style:style style:name="T5" style:family="text">
      <style:text-properties fo:font-variant="normal" fo:text-transform="none" fo:color="#000000" loext:opacity="100%" style:font-name="Arial" fo:font-size="13pt" fo:letter-spacing="normal" fo:font-style="normal" fo:font-weight="normal" fo:background-color="#00ff00" loext:char-shading-value="0" style:font-size-asian="13pt" style:font-size-complex="13pt" loext:padding="0cm" loext:border="none"/>
    </style:style>
    <style:style style:name="T6" style:family="text">
      <style:text-properties fo:font-variant="normal" fo:text-transform="none" fo:color="#000000" loext:opacity="100%" style:font-name="Arial" fo:font-size="18pt" fo:letter-spacing="normal" fo:font-style="normal" style:text-underline-style="solid" style:text-underline-width="auto" style:text-underline-color="font-color" fo:font-weight="bold" fo:background-color="transparent" loext:char-shading-value="0" style:font-size-asian="18pt" style:font-weight-asian="bold" style:font-size-complex="18pt" style:font-weight-complex="bold" loext:padding="0cm" loext:border="none"/>
    </style:style>
    <style:style style:name="T7" style:family="text">
      <style:text-properties style:text-underline-style="solid" style:text-underline-width="auto" style:text-underline-color="font-color" loext:padding="0cm" loext:border="none"/>
    </style:style>
    <style:style style:name="T8" style:family="text">
      <style:text-properties style:text-underline-style="solid" style:text-underline-width="auto" style:text-underline-color="font-color" fo:background-color="#ffff00" loext:char-shading-value="0" loext:padding="0cm" loext:border="none"/>
    </style:style>
    <style:style style:name="T9" style:family="text">
      <style:text-properties style:text-underline-style="solid" style:text-underline-width="auto" style:text-underline-color="font-color" fo:background-color="#808080" loext:char-shading-value="0" loext:padding="0cm" loext:border="none"/>
    </style:style>
    <style:style style:name="T10" style:family="text">
      <style:text-properties fo:background-color="#00ff00" loext:char-shading-value="0"/>
    </style:style>
    <style:style style:name="T11" style:family="text">
      <style:text-properties fo:background-color="#ffff00" loext:char-shading-value="0" loext:padding="0cm" loext:border="none"/>
    </style:style>
    <style:style style:name="T12" style:family="text">
      <style:text-properties fo:background-color="#ff00ff" loext:char-shading-value="0"/>
    </style:style>
    <text:list-style style:name="L1">
      <text:list-level-style-bullet text:level="1" text:style-name="Bullet_20_Symbols" style:num-suffix="." text:bullet-char="•">
        <style:list-level-properties text:space-before="0.39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39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39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39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39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39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39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39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a xlink:type="simple" xlink:href="http://plackal.in/terms-and-privacy-policy/" text:style-name="Internet_20_link" text:visited-style-name="Visited_20_Internet_20_Link"><text:span text:style-name="T2">Termos e Política de Privacidade</text:span></text:a></text:h>
      <text:p text:style-name="P2"><text:span text:style-name="Strong_20_Emphasis"><text:span text:style-name="T3">TERMOS DE USO</text:span></text:span></text:p>
      <text:p text:style-name="P2"><text:span text:style-name="Strong_20_Emphasis"><text:span text:style-name="T4">Leia os seguintes termos de uso (“Termos de uso” ou “Termos”) do </text:span></text:span><text:span text:style-name="T4">aplicativo Maya (“</text:span><text:span text:style-name="Strong_20_Emphasis"><text:span text:style-name="T4">Aplicativo</text:span></text:span><text:span text:style-name="T4">”)</text:span><text:span text:style-name="Strong_20_Emphasis"><text:span text:style-name="T4">.</text:span></text:span></text:p>
      <text:p text:style-name="P2"><text:span text:style-name="T4">Para os fins destes Termos de Uso, sempre que o contexto assim o exija,</text:span><text:span text:style-name="Strong_20_Emphasis"><text:span text:style-name="T4">“Você”</text:span></text:span><text:span text:style-name="T4">ou</text:span><text:span text:style-name="Strong_20_Emphasis"><text:span text:style-name="T4">“Usuário”</text:span></text:span><text:span text:style-name="T4">significa qualquer pessoa física ou jurídica que tenha concordado em se tornar um Usuário registrado no Aplicativo, fornecendo dados de registro ao se registrar no Aplicativo.O termo</text:span><text:span text:style-name="Strong_20_Emphasis"><text:span text:style-name="T4">“Nós”</text:span></text:span><text:span text:style-name="T4">,</text:span><text:span text:style-name="Strong_20_Emphasis"><text:span text:style-name="T4">“Nós”</text:span></text:span><text:span text:style-name="T4">,</text:span><text:span text:style-name="Strong_20_Emphasis"><text:span text:style-name="T4">“Nosso”</text:span></text:span><text:span text:style-name="T4">significa Plackal Techno Systems Private Limited (“</text:span><text:span text:style-name="Strong_20_Emphasis"><text:span text:style-name="T4">Maya</text:span></text:span><text:span text:style-name="T4">” ou a “</text:span><text:span text:style-name="Strong_20_Emphasis"><text:span text:style-name="T4">Empresa</text:span></text:span><text:span text:style-name="T4">”, cuja expressão deve, sempre que o contexto permitir, admitir ou exigir, significar e incluir seus sucessores em interesse e cessionários permitidos).O Aplicativo é de propriedade e operado pela Empresa.Por favor, leia os Termos cuidadosamente antes de fazer login, ou usar de qualquer forma o Aplicativo.</text:span></text:p>
      <text:p text:style-name="P3">Você estará vinculado aos Termos de Uso aqui estabelecidos e à Política de Privacidade disponível aqui http://plackal.in/terms-and-privacy-policy/.Estes Termos de Uso e a Política de Privacidade constituem um acordo válido e juridicamente vinculativo entre Você e Nós, Plackal Techno Systems Private Limited.Ao fazer login ou usar o Aplicativo, você concorda em cumprir estes Termos, a Política de Privacidade, incluindo quaisquer diretrizes adicionais e modificações futuras.Se você considerar qualquer um destes Termos ou quaisquer disposições da Política de Privacidade inaceitáveis, não ofereça Sua aceitação para usar o Aplicativo ou qualquer um de seus recursos.Você reconhece que a Empresa está fornecendo a Você uma licença revogável, limitada, não exclusiva e intransferível para usar os recursos do Aplicativo.</text:p>
      <text:p text:style-name="P2"><text:span text:style-name="T4">Este documento é um registro eletrônico nos termos da Lei de Tecnologia da Informação de 2000 (“</text:span><text:span text:style-name="Strong_20_Emphasis"><text:span text:style-name="T4">Lei de TI</text:span></text:span><text:span text:style-name="T4">”), as regras conforme aplicável e as disposições relativas a registros eletrônicos em vários estatutos, conforme alterado pela Lei de TI.Este registro eletrônico é gerado por um sistema informatizado e não requer nenhuma assinatura física ou digital.</text:span></text:p>
      <text:p text:style-name="P3">Ao usar o Aplicativo, você estará sujeito a estes Termos de Uso.Podemos atualizar estes Termos de Uso de tempos em tempos e notificá-lo quando o fizermos.Certifique-se de ler nossos Termos de Uso e qualquer versão atualizada ao usar o Aplicativo.</text:p>
      <text:p text:style-name="P2"><text:span text:style-name="T4">A Empresa e Você podem ser referidos individualmente como “</text:span><text:span text:style-name="Strong_20_Emphasis"><text:span text:style-name="T4">Parte</text:span></text:span><text:span text:style-name="T4">” e coletivamente como “</text:span><text:span text:style-name="Strong_20_Emphasis"><text:span text:style-name="T4">Partes</text:span></text:span><text:span text:style-name="T4">”, conforme o contexto exigir.</text:span></text:p>
      <text:p text:style-name="P7"/>
      <text:p text:style-name="P4"><text:span text:style-name="T1">1.0 <text:s text:c="2"/></text:span><text:span text:style-name="T7">Aceitação dos Termos</text:span></text:p>
      <text:p text:style-name="P3">1.1 Estes Termos estabelecem um contrato juridicamente vinculativo entre Você e Nós.Ao usar o Aplicativo, você concorda em ficar vinculado a estes Termos.Mesmo que você apenas visite este Aplicativo ou revise qualquer um dos serviços oferecidos por Nós, Você estará vinculado a estes Termos.Se Você não aceitar estes Termos, Você não deve usar o Aplicativo.</text:p>
      <text:p text:style-name="P3"><text:soft-page-break/>1.2 Para aceitar estes Termos, Você deve ter pelo menos 18 (dezoito) anos de idade ou outra idade legal mais avançada, conforme exigido em Sua jurisdição para formar um contrato juridicamente vinculativo em Sua jurisdição.No caso de Você ter menos de 18 (dezoito) anos de idade ou outra idade legal maior que seja exigida em Sua jurisdição para formar um contrato juridicamente vinculativo, certifique-se de que Seu responsável aceite estes Termos e tenha lido e entendido as disposições do Política de privacidade em seu nome.</text:p>
      <text:p text:style-name="P3">1.3 Em consideração ao seu uso do Aplicativo, você declara que tem idade legal para firmar um contrato vinculativo e não é uma pessoa impedida de receber serviços sob qualquer lei em vigor na Índia ou outra jurisdição aplicável.Você também concorda em:</text:p>
      <text:list xml:id="list2434772207" text:style-name="L1">
        <text:list-item>
          <text:p text:style-name="P9">fornecer informações verdadeiras, precisas, atuais e completas sobre Você, conforme solicitado no Aplicativo;</text:p>
        </text:list-item>
        <text:list-item>
          <text:p text:style-name="P9">manter e atualizar prontamente Seus dados para mantê-los verdadeiros, precisos, atuais e completos.</text:p>
        </text:list-item>
      </text:list>
      <text:p text:style-name="P3">1.4 Se Você fornecer qualquer informação que seja falsa, imprecisa, desatualizada ou incompleta, ou Se tivermos motivos razoáveis ​​para suspeitar que tal informação seja falsa, imprecisa, desatualizada ou incompleta, Reservamo-nos o direito de suspender ou encerrar Sua conta e recusar qualquer e todo o uso atual ou futuro do Aplicativo (ou qualquer parte dele) a qualquer momento.</text:p>
      <text:p text:style-name="P3">1.5 Você pode acessar o Aplicativo conforme disponível para Seu uso pessoal.</text:p>
      <text:p text:style-name="P3">1.6 Você será solicitado a inserir um número de telefone válido ao se registrar no Aplicativo.Ao registrar seu número de telefone conosco, você concorda em ser contatado por nós por meio de chamadas telefônicas, notificações por SMS e/ou e-mails, no caso de qualquer atualização de assinatura/serviço.</text:p>
      <text:p text:style-name="P7"/>
      <text:p text:style-name="P4"><text:span text:style-name="T1">2.0 <text:s text:c="2"/></text:span><text:span text:style-name="T7">Serviços</text:span></text:p>
      <text:p text:style-name="P3">2.1 Para usufruir de quaisquer serviços oferecidos pela Empresa, Você terá que se registrar no Aplicativo para criar sua conta.Você pode então atualizar o Aplicativo com informações pessoais relacionadas a Você.</text:p>
      <text:p text:style-name="P2"><text:span text:style-name="T4">2.2 A Empresa oferece a Você uma plataforma de tecnologia por meio do Aplicativo que facilita a atualização de suas informações para ajudá-lo a rastrear seus ciclos menstruais (“</text:span><text:span text:style-name="Strong_20_Emphasis"><text:span text:style-name="T4">Ciclos</text:span></text:span><text:span text:style-name="T4">”), duração do fluxo e também ajudar a prever seu próximo ciclo contingente à atualização de informações por você.</text:span></text:p>
      <text:p text:style-name="P3">2.3 A Empresa não garante a consistência ou estabilidade do Aplicativo.Além disso, quaisquer serviços fornecidos pela Empresa podem estar sujeitos a alterações a critério da Empresa, e a Empresa não exige sua permissão para o mesmo.</text:p>
      <text:p text:style-name="P3">2.7 O Aplicativo também sincroniza automaticamente os dados inseridos por Você com Seu endereço de e-mail registrado.</text:p>
      <text:p text:style-name="P3">2.8 O Aplicativo permite que Você o proteja com senha, caso você deseje fazê-lo.</text:p>
      <text:p text:style-name="P7"/>
      <text:p text:style-name="P4"><text:span text:style-name="T1">3.0 <text:s text:c="2"/></text:span><text:span text:style-name="T7">Serviços Premium</text:span></text:p>
      <text:p text:style-name="P3"><text:soft-page-break/>3.1 Você pode usar nossos serviços premium pagando um valor conforme especificado no Aplicativo para usufruir de serviços premium exclusivos.Esses serviços premium podem ser diferentes para cada usuário do Aplicativo.</text:p>
      <text:p text:style-name="P3">3.2 Quaisquer pagamentos feitos à Empresa em relação a serviços premium não são reembolsáveis ​​e não há reembolsos ou créditos por períodos parcialmente utilizados.</text:p>
      <text:p text:style-name="P3">3.3 A Empresa pode, a seu critério, revisar o valor a pagar em relação aos serviços premium e quaisquer serviços que possam ser aplicáveis ​​aos Usuários premium.A Empresa também não garante que os serviços exclusivos permanecerão exclusivos apenas para um Usuário premium, esses serviços também podem ser fornecidos a usuários que não pagaram a taxa necessária para atualizar seus serviços para premium.</text:p>
      <text:p text:style-name="P7"/>
      <text:p text:style-name="P4"><text:span text:style-name="T1">4.0 <text:s text:c="2"/></text:span><text:span text:style-name="T7">Isenção de responsabilidade de saúde</text:span></text:p>
      <text:p text:style-name="P3">4.1 Quaisquer informações fornecidas a Você por meio deste Aplicativo, incluindo, mas não se limitando a, quaisquer previsões e/ou conselhos não devem ser tratadas como aconselhamento, diagnóstico ou tratamento médico.Sugerimos que consulte um Médico qualificado para quaisquer dúvidas ou esclarecimentos sobre Seus Ciclos ou saúde em geral.</text:p>
      <text:p text:style-name="P3">4.2 A Empresa não será responsabilizada por qualquer motivo, se Você usar este Aplicativo do site como um método de contracepção ou concepção.O objetivo deste Aplicativo é acompanhar Seus Ciclos de acordo com as datas inseridas por Você.</text:p>
      <text:p text:style-name="P3">4.3 OBSERVE QUE A EMPRESA, SEUS DIRETORES E FUNCIONÁRIOS NÃO ESTÃO QUALIFICADOS PARA DAR CONSELHOS MÉDICOS OU PROGNÓSTICO E NÃO DAMOS NENHUM CONSELHO MÉDICO.CONSULTE SEU MÉDICO PARA QUALQUER PROBLEMA.</text:p>
      <text:p text:style-name="P3">4.4 Você expressamente renuncia e libera qualquer reclamação que possa ter contra a Empresa ou seus diretores, funcionários, agentes, contratados, afiliados e representantes a qualquer momento por quaisquer problemas de saúde de qualquer tipo que você possa enfrentar como resultado do uso de a aplicação.</text:p>
      <text:p text:style-name="P2"><text:span text:style-name="T4">4.5 A Empresa não recomenda ou endossa quaisquer testes específicos, médicos, produtos, procedimentos, opiniões ou outras informações que possam ser mencionadas no Aplicativo.A confiança em qualquer informação fornecida pela Empresa, funcionários e outros que apareçam no Aplicativo é por sua conta e risco.O Aplicativo e qualquer conteúdo nele é fornecido “</text:span><text:span text:style-name="Strong_20_Emphasis"><text:span text:style-name="T4">COMO ESTÁ</text:span></text:span><text:span text:style-name="T4">”.</text:span></text:p>
      <text:p text:style-name="P7"/>
      <text:p text:style-name="P4"><text:span text:style-name="T1">5.0 <text:s text:c="3"/></text:span><text:span text:style-name="T7">Conta de usuário, senha e segurança</text:span></text:p>
      <text:p text:style-name="P3">5.1 Se você baixar o Aplicativo, poderá ser solicitado que você escolha uma senha, senha e apelido.Você é responsável por manter a confidencialidade de sua senha, senha e informações da conta, e é totalmente responsável por todas as atividades que ocorrerem sob sua senha, senha ou conta.Se houver qualquer <text:soft-page-break/>comprometimento em sua senha e/ou senha, você pode alterar sua senha e/ou senha usando a funcionalidade 'esqueci a senha' e/ou 'esqueci a senha'.</text:p>
      <text:p text:style-name="P7"/>
      <text:p text:style-name="P4"><text:span text:style-name="T1">6.0 <text:s text:c="2"/></text:span><text:span text:style-name="T7">Conduta Proibida</text:span></text:p>
      <text:p text:style-name="P3">6.1 Você concorda que não deve usar o Aplicativo para hospedar, exibir, fazer upload, modificar, publicar, transmitir, atualizar, distribuir, compartilhar, armazenar ou destruir material:</text:p>
      <text:list xml:id="list966197750" text:style-name="L2">
        <text:list-item>
          <text:p text:style-name="P10">em violação de qualquer lei ou regulamento aplicável;</text:p>
        </text:list-item>
        <text:list-item>
          <text:p text:style-name="P10">de uma maneira que infrinja os direitos autorais, marca registrada, segredo comercial ou outra propriedade intelectual ou direitos de propriedade de terceiros ou viole a privacidade, publicidade ou outros direitos pessoais de terceiros;</text:p>
        </text:list-item>
        <text:list-item>
          <text:p text:style-name="P10">que pertença a outra pessoa e à qual o usuário não tenha qualquer direito;</text:p>
        </text:list-item>
        <text:list-item>
          <text:p text:style-name="P10">que seja grosseiramente prejudicial, ofensivo, blasfemo, difamatório, obsceno, pornográfico, pedófilo, calunioso, invasivo da privacidade de outra pessoa, ameaçador, abusivo ou odioso ou racial, etnicamente censurável, depreciativo, relacionado ao incentivo à lavagem de dinheiro ou jogo ou de outra forma ilegal de qualquer maneira ;</text:p>
        </text:list-item>
        <text:list-item>
          <text:p text:style-name="P10">prejudicar menores de qualquer forma;</text:p>
        </text:list-item>
        <text:list-item>
          <text:p text:style-name="P10">enganar ou enganar o destinatário sobre a origem de tal mensagem ou comunicar qualquer informação que seja de natureza grosseiramente ofensiva ou ameaçadora;</text:p>
        </text:list-item>
        <text:list-item>
          <text:p text:style-name="P10">personificar outra pessoa ou entidade;</text:p>
        </text:list-item>
        <text:list-item>
          <text:p text:style-name="P10">contém vírus de software ou qualquer outro código de computador, arquivos ou programas projetados para interromper, destruir ou limitar a funcionalidade dos sistemas de computador ou site da Empresa ou dos usuários da Empresa, sistemas de computador ou site do cliente;</text:p>
        </text:list-item>
        <text:list-item>
          <text:p text:style-name="P10">ameace a unidade, integridade, defesa, segurança ou soberania da Índia, relações amistosas com estados estrangeiros ou de ordem pública ou cause incitação à prática de qualquer ofensa reconhecível ou impeça a investigação de qualquer ofensa ou insulte qualquer outra nação.</text:p>
        </text:list-item>
      </text:list>
      <text:p text:style-name="P3">6.2 Se você tomar conhecimento do uso indevido do Aplicativo por qualquer pessoa, entre em contato com email@plackal.in</text:p>
      <text:p text:style-name="P7"/>
      <text:p text:style-name="P4"><text:span text:style-name="T1">7.0 <text:s text:c="3"/></text:span><text:span text:style-name="T7">Rescisão ou Suspensão de Conta</text:span></text:p>
      <text:p text:style-name="P3">7.1 Você concorda que a Empresa pode, a qualquer momento e por qualquer motivo, encerrar Seu acesso ao Aplicativo, ou restringir ou suspender Seu acesso a todo ou parte do Aplicativo a qualquer momento, por qualquer ou nenhum motivo, com ou sem prévio aviso prévio e sem responsabilidade.Se houver suspeita de atividade indesejada ou ilegal, poderemos suspender sua conta imediatamente.</text:p>
      <text:p text:style-name="P7"/>
      <text:p text:style-name="P4"><text:span text:style-name="T1">8.0 <text:s text:c="3"/></text:span><text:span text:style-name="T7">Preservação/Divulgação</text:span></text:p>
      <text:p text:style-name="P3">8.1 Você reconhece, consente e concorda que a Empresa pode acessar, preservar e divulgar as informações de sua conta se exigido por lei ou em boa fé que tal acesso, preservação ou divulgação é razoavelmente necessário para:</text:p>
      <text:list xml:id="list2625671504" text:style-name="L3">
        <text:list-item>
          <text:p text:style-name="P11">cumprir o processo legal nacional ou internacionalmente;</text:p>
        </text:list-item>
        <text:list-item>
          <text:p text:style-name="P11">fazer cumprir este Contrato;</text:p>
        </text:list-item>
        <text:list-item>
          <text:p text:style-name="P11">responder a reclamações de que qualquer Conteúdo viola os direitos de terceiros;</text:p>
        </text:list-item>
        <text:list-item>
          <text:p text:style-name="P11">proteger os direitos, propriedade ou segurança pessoal da Empresa, seus usuários e o público;ou</text:p>
        </text:list-item>
        <text:list-item>
          <text:p text:style-name="P11">de acordo com os termos da Política de Privacidade (http://plackal.in/terms-and-privacy-policy/).</text:p>
        </text:list-item>
        <text:list-item>
          <text:p text:style-name="P11">podemos usar suas informações para contatá-lo para fins de marketing ou promocionais por meio de qualquer canal.</text:p>
        </text:list-item>
      </text:list>
      <text:p text:style-name="P7"><text:soft-page-break/></text:p>
      <text:p text:style-name="P4"><text:span text:style-name="T1">9.0 <text:s text:c="3"/></text:span><text:span text:style-name="T7">Componentes de Segurança</text:span></text:p>
      <text:p text:style-name="P3">9.1 Você entende que o Aplicativo e o software incorporados ao Aplicativo podem incluir componentes de segurança que permitem que os materiais digitais sejam protegidos e que o uso desses materiais está sujeito às regras de uso estabelecidas pela Empresa.Você não pode tentar substituir, desabilitar, burlar ou interferir de qualquer outra forma com quaisquer desses componentes de segurança e regras de uso incorporadas ao Aplicativo.</text:p>
      <text:p text:style-name="P7"/>
      <text:p text:style-name="P4"><text:span text:style-name="T1">10.0 <text:s text:c="2"/></text:span><text:span text:style-name="T7">Direitos de Propriedade</text:span></text:p>
      <text:p text:style-name="P2"><text:span text:style-name="T4">10.1 Todos os materiais do Aplicativo, incluindo, sem limitação, nomes, logotipos, marcas registradas, imagens, texto, colunas, gráficos, gráficos, ilustrações, arte, software e outros elementos (coletivamente, “</text:span><text:span text:style-name="Strong_20_Emphasis"><text:span text:style-name="T4">Material</text:span></text:span><text:span text:style-name="T4">”) são protegidos por direitos autorais, marcas registradas e/ou outros direitos de propriedade intelectual de propriedade e controlados pela Empresa.Você reconhece e concorda que todo o Material no Aplicativo é disponibilizado apenas para uso pessoal limitado, não comercial.Exceto conforme especificamente fornecido aqui ou em qualquer outro lugar do Aplicativo, nenhum Material pode ser copiado, reproduzido, republicado, vendido, baixado, postado, transmitido ou distribuído de qualquer forma, ou usado para qualquer finalidade, por qualquer pessoa ou entidade, sem a Autorização prévia e expressa por escrito da empresa.Você não pode adicionar, excluir, distorcer ou modificar o Material.Qualquer tentativa não autorizada de modificar qualquer Material, anular ou burlar quaisquer recursos de segurança ou utilizar o Aplicativo ou qualquer parte do Material para qualquer finalidade que não seja sua finalidade é estritamente proibida.</text:span></text:p>
      <text:p text:style-name="P7"/>
      <text:p text:style-name="P4"><text:span text:style-name="T1">11.0 <text:s text:c="2"/></text:span><text:span text:style-name="T7">Maya e links para terceiros</text:span></text:p>
      <text:p text:style-name="P3">11.1 Nosso Aplicativo pode conter links para outros aplicativos ou sites de terceiros (ou seja, anunciantes, parceiros afiliados, parceiros estratégicos ou outros).Não somos responsáveis ​​por examinar ou avaliar, e não garantimos os produtos ou ofertas de nenhuma dessas empresas ou indivíduos, ou a precisão do conteúdo de seus aplicativos ou sites.A Empresa não assume qualquer responsabilidade pelas ações, produtos e conteúdo de tais aplicativos ou sites.Antes de acessar ou visitar quaisquer aplicativos ou sites de terceiros, você deve revisar os termos de uso aplicáveis ​​e as políticas vigentes para tais aplicativos ou sites.Se você decidir acessar qualquer plataforma de terceiros, você o fará por sua conta e risco.</text:p>
      <text:p text:style-name="P7"/>
      <text:p text:style-name="P4"><text:span text:style-name="T1">12.0 <text:s text:c="2"/></text:span><text:span text:style-name="T7">Uso Internacional</text:span></text:p>
      <text:p text:style-name="P3">12.1 Devido à natureza global da Internet, Você concorda em cumprir todas as leis e regulamentos locais (indianos) aplicáveis ​​em relação ao uso do Aplicativo.Especificamente, você concorda em cumprir todas as leis aplicáveis ​​<text:soft-page-break/>relacionadas à transmissão de dados técnicos exportados da Índia ou do país em que reside.</text:p>
      <text:p text:style-name="P7"/>
      <text:p text:style-name="P4"><text:span text:style-name="T1">13.0 <text:s/></text:span><text:span text:style-name="T7">Marca Registrada, Direitos Autorais e Restrição</text:span></text:p>
      <text:p text:style-name="P2"><text:span text:style-name="T4">13.1 O Aplicativo é um software proprietário desenvolvido e disponibilizado exclusivamente pela Companhia.A Empresa é a única proprietária do Aplicativo e de todo o software criado para disponibilizar o Aplicativo a Você.A Empresa fornece a Você uma única licença limitada para baixar, usar e acessar o Aplicativo em seus dispositivos de telefonia móvel com o propósito limitado de usar os serviços.A licença é especificamente pessoal, intransferível e não exclusiva.Todo o conteúdo do Aplicativo, que inclui, mas não se limita a, designs, textos, gráficos, gráficos, imagens, informações, logotipos, ícones de botões, software, arquivos de áudio e qualquer outro conteúdo (“</text:span><text:span text:style-name="Strong_20_Emphasis"><text:span text:style-name="T4">Conteúdo</text:span></text:span><text:span text:style-name="T4">”) são de exclusiva e exclusiva propriedade da Companhia.</text:span></text:p>
      <text:p text:style-name="P3">13.2 Todos os ícones e logotipos são marcas registradas e de propriedade da Empresa.A cópia, modificação, uso ou publicação não autorizada dessas marcas é estritamente proibida.</text:p>
      <text:p text:style-name="P3">13.3 Todo o Conteúdo é de propriedade exclusiva da Empresa ou de seus licenciadores, exceto o Conteúdo de Terceiros e links para aplicativos ou sites de terceiros.É proibida a recuperação sistemática do Conteúdo da Empresa para criar ou compilar, direta ou indiretamente, uma coleção, compilação, banco de dados ou diretório (seja por meio de robôs, spiders, dispositivos automáticos ou processos manuais) sem permissão por escrito da Empresa.Além disso, o uso do Conteúdo para qualquer finalidade não expressamente permitida pela Empresa nestes Termos é proibido e pode gerar ações legais.</text:p>
      <text:p text:style-name="P3">13.4 Todo o material deste site, incluindo imagens, ilustrações, clipes de áudio e videoclipes, são protegidos por direitos autorais, marcas registradas e outros direitos de propriedade intelectual.O material no Aplicativo é exclusivamente para Seu uso pessoal e não comercial.Você não deve copiar, reproduzir, republicar, fazer upload, postar, transmitir ou distribuir tal material de qualquer forma, inclusive por e-mail ou outros meios eletrônicos, seja direta ou indiretamente e Você não deve ajudar nenhuma outra pessoa a fazê-lo.Sem o consentimento prévio por escrito da Empresa, a modificação do Conteúdo, o uso do Conteúdo em qualquer outro site, Aplicativo ou ambiente de computador em rede ou o uso dos materiais para qualquer finalidade que não seja o uso pessoal e não comercial é uma violação dos direitos autorais , marcas registradas e outros direitos de propriedade, e é proibido.</text:p>
      <text:p text:style-name="P3">13.5 A Empresa respeita a propriedade intelectual de terceiros.Caso você sinta que sua marca registrada ou direitos autorais foram infringidos, você pode nos escrever para email@plackal.in.</text:p>
      <text:p text:style-name="P7"/>
      <text:p text:style-name="P4"><text:span text:style-name="T1">14.0 <text:s/></text:span><text:span text:style-name="T7">Termos e Rescisão</text:span></text:p>
      <text:p text:style-name="P3"><text:soft-page-break/>14.1.Estes Termos de Uso permanecerão em pleno vigor e efeito enquanto Você usar o Aplicativo.Você pode excluir Sua conta a qualquer momento, por qualquer motivo, seguindo as instruções no Aplicativo.A Empresa, no entanto, não oferece nenhum reembolso.</text:p>
      <text:p text:style-name="P3">14.2 A Empresa reserva-se o direito de encerrar os serviços ou o Aplicativo sem aviso prévio.Sua conta ou Seu acesso ao Aplicativo pode ser encerrado imediatamente, com ou sem aviso prévio a Você, e sem responsabilidade perante Você, se a Empresa acreditar que Você violou qualquer um destes Termos, a Política de Privacidade ou qualquer informação falsa ou enganosa, ou interferiu no uso do Aplicativo por outros.</text:p>
      <text:p text:style-name="P3">14.3 A Empresa reserva-se o direito de cancelar, excluir ou desativar Sua Conta, se acreditar que a mesma foi comprometida ou está sendo usada de forma fraudulenta, a seu critério.</text:p>
      <text:p text:style-name="P7"/>
      <text:p text:style-name="P4"><text:span text:style-name="T1">15.0 <text:s text:c="2"/></text:span><text:span text:style-name="T7">Renúncia de Garantias e Responsabilidade</text:span></text:p>
      <text:p text:style-name="P2"><text:span text:style-name="T4">15.1 Todo o Material neste Aplicativo (incluindo, mas não se limitando a software) e serviços, incluídos ou disponibilizados a Você por meio deste Aplicativo são fornecidos “</text:span><text:span text:style-name="Strong_20_Emphasis"><text:span text:style-name="T4">COMO ESTÁ</text:span></text:span><text:span text:style-name="T4">” e “</text:span><text:span text:style-name="Strong_20_Emphasis"><text:span text:style-name="T4">COMO DISPONÍVEL</text:span></text:span><text:span text:style-name="T4">” sem qualquer representação ou garantia, expressa ou implícito, exceto quando especificado de outra forma por escrito.Sem prejuízo do disposto no parágrafo anterior, a Empresa não garante que:</text:span></text:p>
      <text:list xml:id="list1310584904" text:style-name="L4">
        <text:list-item>
          <text:p text:style-name="P12">O Aplicativo estará constantemente disponível ou disponível;ou</text:p>
        </text:list-item>
        <text:list-item>
          <text:p text:style-name="P12">As informações do Aplicativo são completas, verdadeiras, precisas ou não</text:p>
        </text:list-item>
      </text:list>
      <text:p text:style-name="P3">15.2 A Empresa não será responsável perante Você de nenhuma forma ou em relação ao Material, ou uso de, ou de outra forma em conexão com o Aplicativo.A Empresa não garante que o Aplicativo, informações, conteúdo, materiais, produtos (incluindo software) ou serviços incluídos ou disponibilizados a Você por meio do Aplicativo estejam livres de vírus ou outros componentes prejudiciais.</text:p>
      <text:p text:style-name="P3">15.3 Nada no Aplicativo constitui, ou pretende constituir, aconselhamento de qualquer tipo.</text:p>
      <text:p text:style-name="P3">15.4 SUJEITO ÀS LEIS APLICÁVEIS, EM NENHUMA CIRCUNSTÂNCIA A RESPONSABILIDADE TOTAL DA EMPRESA OU DE SEUS FUNCIONÁRIOS, OU DE SEUS AGENTES, PARCEIROS E CONTRATADOS, DECORRENTE OU RELACIONADA COM OS SERVIÇOS REFERIDOS, EXCEDERÁ OS PAGAMENTOS REALMENTE RECEBIDOS E RETIDOS PELA EMPRESA VOCÊ, POR TODAS E QUAISQUER CAUSAS DE AÇÃO TRAZIDAS POR VOCÊ OU SEUS AGENTES.</text:p>
      <text:p text:style-name="P7"/>
      <text:p text:style-name="P4"><text:span text:style-name="T1">16.0 <text:s text:c="2"/></text:span><text:span text:style-name="T7">Exclusões e Limitações</text:span></text:p>
      <text:p text:style-name="P3">16.1 Aqueles que acessam ou usam o Aplicativo de outras jurisdições o fazem por sua própria vontade e são responsáveis ​​pelo cumprimento da lei local.Algumas jurisdições não permitem a exclusão de certas garantias ou a limitação ou exclusão <text:soft-page-break/>de responsabilidade por danos incidentais ou consequenciais.Assim, em certas jurisdições, algumas das limitações de responsabilidade acima podem não se aplicar a Você;todas as outras disposições destes Termos permanecem em pleno vigor e efeito.</text:p>
      <text:p text:style-name="P7"/>
      <text:p text:style-name="P4"><text:span text:style-name="T1">17.0 <text:s text:c="2"/></text:span><text:span text:style-name="T7">Indenização</text:span></text:p>
      <text:p text:style-name="P3">17.1 Você concorda em defender, indenizar e isentar a Empresa, suas subsidiárias, afiliadas, subcontratadas, executivos, diretores, funcionários, consultores, representantes e agentes, de e contra todas e quaisquer reivindicações, danos, obrigações, perdas, responsabilidades, custos ou despesas (incluindo, mas não se limitando a honorários advocatícios e custos) decorrentes de:</text:p>
      <text:list xml:id="list1379444177" text:style-name="L5">
        <text:list-item>
          <text:p text:style-name="P13">Seu uso e acesso ao Aplicativo;</text:p>
        </text:list-item>
        <text:list-item>
          <text:p text:style-name="P13">Sua violação de quaisquer Termos e Política de Privacidade aqui contidos;</text:p>
        </text:list-item>
        <text:list-item>
          <text:p text:style-name="P13">Sua violação de qualquer direito de terceiros, incluindo, sem limitação, qualquer direito autoral, propriedade ou direito de privacidade.</text:p>
        </text:list-item>
      </text:list>
      <text:p text:style-name="P7"/>
      <text:p text:style-name="P4"><text:span text:style-name="T1">17.0 <text:s/></text:span><text:span text:style-name="T7">Termos Adicionais</text:span></text:p>
      <text:p text:style-name="P3">18.1 Também podemos exigir que você siga regras, diretrizes ou outras condições adicionais para participar de certas promoções ou atividades disponíveis por meio do Aplicativo, para obter determinado Conteúdo premium por meio do Aplicativo ou por outros motivos.Esses termos adicionais fazem parte deste Contrato e você concorda em cumpri-los quando participar dessas promoções ou se envolver em atividades regidas por esses termos adicionais.</text:p>
      <text:p text:style-name="P3">18.2 Reservamo-nos o direito de, a qualquer momento, modificar, editar, excluir, suspender ou descontinuar, temporária ou permanentemente, o serviço ou qualquer Aplicativo (ou qualquer parte dele) com ou sem aviso prévio.Você concorda que não seremos responsáveis ​​perante Você ou qualquer terceiro por qualquer modificação, edição, exclusão, suspensão ou descontinuação do Aplicativo.</text:p>
      <text:p text:style-name="P3">18.3 Este Contrato e quaisquer direitos e licenças aqui concedidos não podem ser transferidos ou cedidos por Você, mas podem ser cedidos pela Empresa sem restrições.</text:p>
      <text:p text:style-name="P3">18.4 Este Contrato, juntamente com a Política de Privacidade e quaisquer outros avisos legais publicados pela Empresa no Aplicativo, constituirão o acordo integral entre Você e a Empresa em relação ao Aplicativo e rege Seu uso do Aplicativo, substituindo quaisquer acordos anteriores entre Você e o Empresa com relação ao Aplicativo.</text:p>
      <text:p text:style-name="P3">18.5 A falha da Empresa em exercer ou fazer cumprir qualquer direito ou disposição destes Termos não constituirá uma renúncia de tal direito ou disposição.Se qualquer disposição destes Termos for considerada inválida por um tribunal de jurisdição competente, as Partes concordam, no entanto, que o tribunal deve se esforçar para dar efeito às intenções das Partes conforme refletido na <text:soft-page-break/>disposição, e as outras disposições deste Contrato permanecem em vigor. plena força e efeito.</text:p>
      <text:p text:style-name="P3">18.6 Estes Termos são regidos pelas leis da Índia.Quaisquer questões decorrentes destes termos estarão sujeitas à jurisdição exclusiva dos tribunais localizados em Bangalore.</text:p>
      <text:p text:style-name="P7"/>
      <text:p text:style-name="P4"><text:span text:style-name="T1">19.0 <text:s/></text:span><text:span text:style-name="T7">Oficial de Reclamações</text:span></text:p>
      <text:p text:style-name="P3">19.1 Em caso de qualquer reclamação decorrente do uso do Aplicativo, entre em contato com o Oficial de Reclamações, cujos detalhes estão descritos abaixo:</text:p>
      <text:p text:style-name="P2"><text:span text:style-name="T4">Oficial de Reclamações:</text:span><text:span text:style-name="Strong_20_Emphasis"><text:span text:style-name="T4">Nome:</text:span></text:span><text:span text:style-name="T4">John Paul</text:span><text:span text:style-name="Strong_20_Emphasis"><text:span text:style-name="T4">Contato:</text:span></text:span><text:span text:style-name="T4">email@plackal.in</text:span></text:p>
      <text:p text:style-name="P7"/>
      <text:p text:style-name="P2"><text:span text:style-name="Strong_20_Emphasis"><text:span text:style-name="T6">Política de Privacidade</text:span></text:span></text:p>
      <text:p text:style-name="P7"/>
      <text:p text:style-name="P2"><text:span text:style-name="T4">Ao revisar nosso site</text:span><text:a xlink:type="simple" xlink:href="http://maya.live/" text:style-name="Internet_20_link" text:visited-style-name="Visited_20_Internet_20_Link"><text:span text:style-name="T2">http://maya.live/</text:span></text:a><text:span text:style-name="T4">(“</text:span><text:span text:style-name="Strong_20_Emphasis"><text:span text:style-name="T4">Site</text:span></text:span><text:span text:style-name="T4">”) ou ao usar nossos serviços por meio do aplicativo móvel Maya (“</text:span><text:span text:style-name="Strong_20_Emphasis"><text:span text:style-name="T4">Aplicativo</text:span></text:span><text:span text:style-name="T4">”), (coletivamente “</text:span><text:span text:style-name="Strong_20_Emphasis"><text:span text:style-name="T4">Plataformas</text:span></text:span><text:span text:style-name="T4">”), você concorda em ficar vinculado aos termos deste Política de Privacidade.</text:span></text:p>
      <text:p text:style-name="P3">Ao visitar nossas Plataformas e/ou ao fornecer Suas informações, Você concorda com a coleta e uso das informações que Você divulga em nossas Plataformas de acordo com esta Política de Privacidade, incluindo, mas não limitado a, seu consentimento para compartilhar suas informações de acordo com esta Política de Privacidade Política.Você reconhece e concorda que, mesmo que não seja um usuário registrado conosco, podemos coletar informações sobre você, se um usuário registrado nos fornecer suas informações para facilitar os serviços.</text:p>
      <text:p text:style-name="P3">Se decidirmos alterar nossa Política de Privacidade, publicaremos essas alterações nesta página para que você esteja sempre ciente de quais informações coletamos, como as usamos e em que circunstâncias as divulgamos.Se Você não concordar com o exposto, não continue a usar ou acessar nossas Plataformas.</text:p>
      <text:p text:style-name="P2"><text:span text:style-name="T4">Para os fins desta Política de Privacidade, o termo “</text:span><text:span text:style-name="Strong_20_Emphasis"><text:span text:style-name="T4">Nós</text:span></text:span><text:span text:style-name="T4">”, “</text:span><text:span text:style-name="Strong_20_Emphasis"><text:span text:style-name="T4">Nós</text:span></text:span><text:span text:style-name="T4">”, “</text:span><text:span text:style-name="Strong_20_Emphasis"><text:span text:style-name="T4">Maya</text:span></text:span><text:span text:style-name="T4">” ou a “</text:span><text:span text:style-name="Strong_20_Emphasis"><text:span text:style-name="T4">Empresa</text:span></text:span><text:span text:style-name="T4">” refere-se à Plackal Techno Systems Private Limited.O termo “</text:span><text:span text:style-name="Strong_20_Emphasis"><text:span text:style-name="T4">Você</text:span></text:span><text:span text:style-name="T4">” ou “</text:span><text:span text:style-name="Strong_20_Emphasis"><text:span text:style-name="T4">Usuário</text:span></text:span><text:span text:style-name="T4">” refere-se ao usuário final.</text:span></text:p>
      <text:p text:style-name="P7"/>
      <text:p text:style-name="P5"><text:span text:style-name="T1">1.0 <text:s/></text:span><text:span text:style-name="T7">Coleta de Informações de Identificação Pessoal</text:span></text:p>
      <text:p text:style-name="P3">1.1 Coletamos certas informações sobre você para nos ajudar a atendê-lo melhor.A informação recolhida por Nós é da seguinte natureza:</text:p>
      <text:list xml:id="list671782725" text:style-name="L6">
        <text:list-item>
          <text:p text:style-name="P14">Nome, endereço de e-mail e outros dados de perfil que possam ter optado por fornecer no <text:span text:style-name="T10">App.</text:span></text:p>
        </text:list-item>
        <text:list-item>
          <text:p text:style-name="P14">Quaisquer personalizações que você possa ter feito no Aplicativo, incluindo, mas não se limitando a, quaisquer notas, sintomas ou humores</text:p>
        </text:list-item>
        <text:list-item>
          <text:p text:style-name="P14">Qualquer informação que você inserir no aplicativo, incluindo a duração de seus ciclos menstruais e informações gerais sobre sua saúde, como seu peso, humor, temperatura e/ou qualquer intimidade física.</text:p>
        </text:list-item>
      </text:list>
      <text:p text:style-name="Standard">1.<text:span text:style-name="T4">2 Ao usar nosso </text:span><text:span text:style-name="T5">site</text:span><text:span text:style-name="T4">, nosso servidor coletará as seguintes informações, como:</text:span></text:p>
      <text:list xml:id="list4059931009" text:style-name="L7">
        <text:list-item>
          <text:p text:style-name="P15">Seu endereço IP</text:p>
        </text:list-item>
        <text:list-item>
          <text:p text:style-name="P15">O site do qual você foi encaminhado para o nosso site (por exemplo, se você seguiu um link)</text:p>
        </text:list-item>
        <text:list-item>
          <text:p text:style-name="P15"><text:soft-page-break/>As páginas da web que você está visitando em nosso site</text:p>
        </text:list-item>
        <text:list-item>
          <text:p text:style-name="P15">O navegador que você está usando e suas configurações de exibição</text:p>
        </text:list-item>
        <text:list-item>
          <text:p text:style-name="P15">Seu sistema operacional</text:p>
        </text:list-item>
        <text:list-item>
          <text:p text:style-name="P15">A data e a duração da sua visita</text:p>
        </text:list-item>
      </text:list>
      <text:p text:style-name="P3">1.3 Ao receber informações pessoais sobre Nossos Usuários, Você não permanece mais anônimo para Nós.Podemos usar essas informações para fazer pesquisas internas sobre a demografia, interesses e comportamento de nossos usuários para melhor entender, proteger e atender nossos usuários.Essas informações são compiladas e analisadas de forma agregada.Indicamos campos de preenchimento obrigatório e campos opcionais.Os Usuários podem decidir fornecer ou não tais informações a Nós.</text:p>
      <text:p text:style-name="P3">cn Nosso site, você pode navegar sem nos dizer quem você é ou revelar qualquer informação pessoal sobre você.Podemos rastrear automaticamente certas informações sobre você com base em seu comportamento em nosso site.Essas informações podem incluir o URL de onde você veio (este URL está em nossas Plataformas ou não), para qual URL você vai em seguida (se este URL está em nossas Plataformas ou não), as informações do seu navegador e seu endereço IP.</text:p>
      <text:p text:style-name="P3">1.5 <text:span text:style-name="T12">Em nosso site, usamos dispositivos de coleta de dados como “cookies”</text:span> em determinadas páginas para ajudar a analisar o fluxo de nossa página da web, medir a eficácia promocional e promover confiança e segurança.“Cookies” são pequenos arquivos colocados em seu disco rígido que nos auxiliam na prestação de Nossos serviços.Oferecemos alguns recursos que só estão disponíveis através do uso de um “cookie”.Você está sempre livre para recusar nossos cookies se o seu navegador permitir, embora nesse caso você não consiga usar certos recursos nas Plataformas.Além disso, você pode encontrar “cookies” ou outros dispositivos semelhantes em determinadas páginas do site que são colocadas por terceiros.Não controlamos o uso de cookies por terceiros.</text:p>
      <text:p text:style-name="P7"/>
      <text:p text:style-name="P4"><text:span text:style-name="T1">2.0 <text:s/></text:span><text:span text:style-name="T7">Informações Adicionais</text:span></text:p>
      <text:p text:style-name="P3">Quando você usa nossos serviços, podemos coletar informações sobre você, com sua permissão, nas seguintes categorias gerais:</text:p>
      <text:p text:style-name="P4"><text:span text:style-name="T1">2.1 <text:s text:c="2"/></text:span><text:span text:style-name="T8">Informações de localização:</text:span><text:span text:style-name="T1">quando você usa as Plataformas por meio do dispositivo de telecomunicações, coletamos seus dados de localização.Se Você permitir que as Plataformas acessem Sua localização por meio do sistema de permissão usado por Seu sistema operacional móvel, também poderemos coletar a localização precisa de Seu dispositivo quando o Aplicativo estiver sendo executado em primeiro ou segundo plano.Também podemos derivar sua localização aproximada de seu endereço IP.</text:span></text:p>
      <text:p text:style-name="P4"><text:span text:style-name="T1">2.2 <text:s/></text:span><text:span text:style-name="T11"><text:s/></text:span><text:span text:style-name="T8">Informações do dispositivo:</text:span><text:span text:style-name="T1">Podemos coletar informações sobre seu dispositivo móvel, incluindo, por exemplo, o modelo de hardware, sistema operacional e versão, software e nomes de arquivo, idioma preferencial, identificador exclusivo de dispositivo, identificadores de publicidade, número de série, informações de movimento do dispositivo e informações da rede móvel.</text:span></text:p>
      <text:p text:style-name="P7"><text:soft-page-break/></text:p>
      <text:p text:style-name="P4"><text:span text:style-name="T1">3.0 <text:s/></text:span><text:span text:style-name="T7">Uso de Informações Pessoais</text:span></text:p>
      <text:p text:style-name="P3">3.1 As informações coletadas por nós por meio de nossas Plataformas podem ser usadas, entre outros, para os seguintes propósitos:</text:p>
      <text:list xml:id="list592206421" text:style-name="L8">
        <text:list-item>
          <text:p text:style-name="P16">Para fornecer Nossos serviços a Você;</text:p>
        </text:list-item>
        <text:list-item>
          <text:p text:style-name="P16">Manutenção de registros internos;</text:p>
        </text:list-item>
        <text:list-item>
          <text:p text:style-name="P16">Para melhorar Nossos produtos e serviços.</text:p>
        </text:list-item>
      </text:list>
      <text:p text:style-name="P3">3.2 Podemos enviar periodicamente e-mails promocionais ou mensagens no Aplicativo sobre ofertas especiais ou outras informações que achamos que você possa achar interessantes;</text:p>
      <text:p text:style-name="P3">3.3 De tempos em tempos, podemos usar as informações para personalizar o site ou aplicativo de acordo com seus interesses.</text:p>
      <text:p text:style-name="P3">3.4 Podemos usar informações pessoais para resolver disputas que possam surgir com o uso de Nossos Serviços, ajudar a promover um serviço seguro a todos os Usuários das Plataformas, medir o interesse do consumidor em nossos serviços, personalizar sua experiência, detectar e nos proteger contra erros, fraude e outras atividades criminosas, fazer cumprir Nossos termos e condições.</text:p>
      <text:p text:style-name="P3">3.5 Identificamos e usamos Seu endereço IP para ajudar a diagnosticar problemas com Nosso servidor e para administrar Nossas Plataformas.Seu endereço IP também é usado para ajudar a identificá-lo e coletar amplas informações demográficas.</text:p>
      <text:p text:style-name="P7"/>
      <text:p text:style-name="P4"><text:span text:style-name="T1">4.0 <text:s text:c="2"/></text:span><text:span text:style-name="T7">Compartilhamento de Informações Pessoais</text:span></text:p>
      <text:p text:style-name="P3">4.1 Compartilhamos Suas informações com provedores de serviços de pagamento e autoridades regulatórias no caso de qualquer solicitação de tais autoridades.</text:p>
      <text:p text:style-name="P3">4.2 Podemos divulgar Suas informações pessoais se exigido por lei ou na crença de boa fé de que tal divulgação é razoavelmente necessária para responder a intimações, ordens judiciais ou outro processo legal.Podemos divulgar informações pessoais a escritórios de aplicação da lei, proprietários de direitos de terceiros ou outros na crença de boa fé de que tal divulgação é razoavelmente necessária para fazer cumprir nossos Termos ou Política de Privacidade;responder a reclamações de que um anúncio, postagem ou outro conteúdo viola os direitos de terceiros;ou proteger os direitos, propriedade ou segurança pessoal de nossos Usuários ou do público em geral.</text:p>
      <text:p text:style-name="P3">4.3 Nós e nossas afiliadas compartilharemos/venderemos algumas ou todas as informações coletadas com outra entidade comercial, caso Nós (ou nossos ativos) planejemos nos fundir ou ser adquiridos por essa entidade comercial, ou reorganização, fusão, reestruturação de negócios .Caso ocorra tal transação, essa outra entidade comercial (ou a nova entidade combinada) deverá seguir esta Política de Privacidade com relação a todas as informações coletadas.</text:p>
      <text:p text:style-name="P3">4.4 Não divulgamos informações pessoais sobre indivíduos identificáveis ​​aos anunciantes, mas podemos fornecer a eles informações agregadas e/ou anônimas <text:soft-page-break/>sobre nossos usuários para ajudar os anunciantes a atingir o tipo de público que desejam atingir.Podemos fazer uso das informações que coletamos de Você para nos permitir cumprir os desejos de nossos anunciantes, exibindo seus anúncios para esse público-alvo.</text:p>
      <text:p text:style-name="P3">4.5 Podemos compartilhar suas informações com nossos patrocinadores e/ou parceiros de negócios.Suas informações podem ser compartilhadas para que você receba boletins informativos, ofertas, informações sobre novos serviços e outras informações, se aplicável.As informações coletadas de Você e de outros usuários podem ser analisadas de diferentes maneiras.</text:p>
      <text:p text:style-name="P7"/>
      <text:p text:style-name="P6"><text:span text:style-name="T1">5.0 <text:s text:c="2"/></text:span><text:span text:style-name="T7">Segurança da Informação</text:span></text:p>
      <text:p text:style-name="P3">Todas as informações são salvas e armazenadas em servidores, que são protegidos com senhas e pins para garantir que nenhuma pessoa não autorizada tenha acesso a elas.Uma vez que suas informações estejam em nossa posse, aderimos a diretrizes de segurança rígidas, protegendo-as contra acesso não autorizado.</text:p>
      <text:p text:style-name="P7"/>
      <text:p text:style-name="P4"><text:span text:style-name="T1">6.0 <text:s text:c="2"/></text:span><text:span text:style-name="T7">Escolha/Opt-Out</text:span></text:p>
      <text:p text:style-name="P3">6.1 Oferecemos a todos os Usuários a oportunidade de optar por não receber comunicações não essenciais (promocionais, relacionadas a marketing) de Nós em nome de nossos parceiros e de Nós em geral, após nos fornecer informações pessoais.Se você deseja remover suas informações de contato de todas as listas e boletins informativos, entre em contato com help@maya.live</text:p>
      <text:p text:style-name="P3">6.2 Se você optar por cancelar a inscrição no Aplicativo ou excluir qualquer ou todas as suas informações, poderá enviar um e-mail para help@maya.live.Observe que ainda podemos reter algumas informações e registros de transações conforme exigido por qualquer lei, contrato ou política aplicável a Nós.</text:p>
      <text:p text:style-name="P7"/>
      <text:p text:style-name="P4"><text:span text:style-name="T1">7.0 <text:s text:c="2"/></text:span><text:span text:style-name="T9">Links de Terceiros</text:span></text:p>
      <text:p text:style-name="P3">Usamos empresas de publicidade de terceiros para veicular anúncios quando você visita nossas Plataformas.Essas empresas podem usar informações (não incluindo seu nome, endereço, endereço de e-mail ou número de telefone) sobre suas visitas a esta e outras plataformas para fornecer anúncios sobre serviços de seu interesse.</text:p>
      <text:p text:style-name="P7"/>
      <text:p text:style-name="P2"><text:span text:style-name="Strong_20_Emphasis"><text:span text:style-name="T3">Politica de reembolso</text:span></text:span></text:p>
      <text:p text:style-name="P7"/>
      <text:p text:style-name="P2"><text:span text:style-name="T4">Ao revisar nosso site </text:span><text:a xlink:type="simple" xlink:href="http://maya.live/" text:style-name="Internet_20_link" text:visited-style-name="Visited_20_Internet_20_Link"><text:span text:style-name="T2">http://maya.live/</text:span></text:a><text:span text:style-name="T4">(“</text:span><text:span text:style-name="Strong_20_Emphasis"><text:span text:style-name="T4">Site</text:span></text:span><text:span text:style-name="T4">”) ou ao usar nossos serviços por meio do aplicativo móvel Maya (“</text:span><text:span text:style-name="Strong_20_Emphasis"><text:span text:style-name="T4">Aplicativo</text:span></text:span><text:span text:style-name="T4">”), (coletivamente “</text:span><text:span text:style-name="Strong_20_Emphasis"><text:span text:style-name="T4">Plataformas</text:span></text:span><text:span text:style-name="T4">”), você concorda em ficar vinculado aos termos deste Politica de reembolso</text:span></text:p>
      <text:p text:style-name="P3"><text:soft-page-break/>1.0 Caso seja comprovado que os Profissionais agiram contra qualquer lei em vigor na Índia, Nós lhe forneceremos um reembolso total, sujeito à investigação realizada por Nós.</text:p>
      <text:p text:style-name="P3">2.0 Se o cancelamento for devido à natureza abusiva exibida por Você, Você não será elegível para qualquer reembolso e a Empresa/Praticante terá o direito de tomar qualquer ação legal, dependendo da gravidade do assunto.</text:p>
      <text:p text:style-name="P3">3.0 Caso um Praticante não esteja disponível no caso de uma consulta paga, essa consulta será considerada cancelada e Você terá direito a um reembolso ou a uma nova consulta.</text:p>
      <text:p text:style-name="P3">4.0 Você tem um período de três (3) dias para sinalizar qualquer consulta como inadequada e solicitar um reembolso.Nenhum pedido de reembolso será considerado posteriormente.</text:p>
      <text:p text:style-name="P3">5.0 Você pode solicitar um reembolso escrevendo para nós em support@maya.live</text:p>
      <text:p text:style-name="P3">6.0 Ao revisar os detalhes de sua solicitação, processaremos o reembolso quando aplicável, exclusivamente a nosso critério.Após o processamento de uma solicitação de reembolso, seu dinheiro será reembolsado em sete (7) dias úteis a partir do dia em que o reembolso foi aprovado por Nós</text:p>
      <text:p text:style-name="P8"><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9T10:43:57.167053357</meta:creation-date>
    <dc:date>2022-09-09T17:07:46.149046074</dc:date>
    <meta:editing-duration>PT27M13S</meta:editing-duration>
    <meta:editing-cycles>4</meta:editing-cycles>
    <meta:generator>LibreOffice/7.0.4.2$Linux_X86_64 LibreOffice_project/00$Build-2</meta:generator>
    <meta:document-statistic meta:table-count="0" meta:image-count="0" meta:object-count="0" meta:page-count="13" meta:paragraph-count="154" meta:word-count="4910" meta:character-count="33237" meta:non-whitespace-character-count="28440"/>
  </office:meta>
</office:document-meta>
</file>